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Servlet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ServletInputStream.DelegatingServletInputStream( InputStream source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Servlet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InputStream.is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InputStream.is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ServletInputStream.getSourc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letInputStream.setReadListener( ReadListener read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